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1.058cm" fo:line-height="150%" fo:text-align="center" style:justify-single-word="false"/>
    </style:style>
    <style:style style:name="P2" style:family="paragraph" style:parent-style-name="Standard" style:list-style-name="WW8Num1">
      <style:paragraph-properties fo:margin-left="-0.005cm" fo:margin-right="0cm" fo:margin-top="0.847cm" fo:margin-bottom="2.117cm" fo:line-height="150%" fo:text-indent="0cm" style:auto-text-indent="false"/>
    </style:style>
    <style:style style:name="T1" style:family="text">
      <style:text-properties fo:font-size="20pt" style:text-underline-style="solid" style:text-underline-width="auto" style:text-underline-color="font-color" style:font-size-asian="20pt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<text:span text:style-name="T2">Creare</text:span><text:span text:style-name="T3"> sul </text:span><text:span text:style-name="T4">Desktop</text:span><text:span text:style-name="T3"> una nuova cartella e chiamarla <text:line-break/></text:span><text:span text:style-name="T5">prima cartella</text:span><text:span text:style-name="T3">.</text:span></text:p>
        </text:list-item>
        <text:list-item>
          <text:p text:style-name="P2"><text:span text:style-name="T2">Creare</text:span><text:span text:style-name="T3"> sul </text:span><text:span text:style-name="T4">Desktop</text:span><text:span text:style-name="T3"> una nuova cartella e chiamarla <text:line-break/></text:span><text:span text:style-name="T5">seconda cartella</text:span><text:span text:style-name="T3">.</text:span></text:p>
        </text:list-item>
        <text:list-item>
          <text:p text:style-name="P2"><text:span text:style-name="T2">Aprire</text:span><text:span text:style-name="T3"> </text:span><text:span text:style-name="T5">prima cartella</text:span><text:span text:style-name="T3"> e, al suo interno, </text:span><text:span text:style-name="T2">creare</text:span><text:span text:style-name="T3"> una nuova cartella e chiamarla </text:span><text:span text:style-name="T5">terza cartella</text:span><text:span text:style-name="T3">.</text:span></text:p>
        </text:list-item>
        <text:list-item>
          <text:p text:style-name="P2"><text:span text:style-name="T2">Spostare</text:span><text:span text:style-name="T3"> </text:span><text:span text:style-name="T5">terza cartella</text:span><text:span text:style-name="T3"> nel </text:span><text:span text:style-name="T4">Cestino</text:span><text:span text:style-name="T3">.</text:span></text:p>
        </text:list-item>
        <text:list-item>
          <text:p text:style-name="P2"><text:span text:style-name="T2">Aprire</text:span><text:span text:style-name="T3"> il contenuto del </text:span><text:span text:style-name="T4">Cestino</text:span><text:span text:style-name="T3"> e </text:span><text:span text:style-name="T2">Ripristinare</text:span><text:span text:style-name="T3"> </text:span><text:span text:style-name="T5">terza cartella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:</dc:title>
    <meta:initial-creator>caresia</meta:initial-creator>
    <meta:creation-date>2006-07-17T14:19:00</meta:creation-date>
    <dc:creator>Marco</dc:creator>
    <dc:date>2006-07-17T14:19:00</dc:date>
    <meta:print-date>2002-11-05T08:17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50" meta:character-count="336"/>
  </office:meta>
</office:document-meta>
</file>